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6in" style:rel-column-width="864*"/>
    </style:style>
    <style:style style:name="Table2.B" style:family="table-column">
      <style:table-column-properties style:column-width="1in" style:rel-column-width="1440*"/>
    </style:style>
    <style:style style:name="Table2.C" style:family="table-column">
      <style:table-column-properties style:column-width="0.3667in" style:rel-column-width="528*"/>
    </style:style>
    <style:style style:name="Table2.D" style:family="table-column">
      <style:table-column-properties style:column-width="0.5514in" style:rel-column-width="794*"/>
    </style:style>
    <style:style style:name="Table2.E" style:family="table-column">
      <style:table-column-properties style:column-width="0.6292in" style:rel-column-width="906*"/>
    </style:style>
    <style:style style:name="Table2.F" style:family="table-column">
      <style:table-column-properties style:column-width="0.6299in" style:rel-column-width="9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K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officeooo:paragraph-rsid="000096e7"/>
    </style:style>
    <style:style style:name="P2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officeooo:paragraph-rsid="000096e7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officeooo:paragraph-rsid="000096e7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5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officeooo:paragraph-rsid="000096e7" style:font-size-asian="14pt" style:font-name-complex="Arial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05d47b" officeooo:paragraph-rsid="0005d47b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075201" officeooo:paragraph-rsid="00075201" style:font-size-asian="14pt" style:font-size-complex="14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4pt" fo:language="en" fo:country="US" officeooo:paragraph-rsid="000096e7" style:font-size-asian="14pt" style:font-name-complex="Arial" style:font-size-complex="14pt"/>
    </style:style>
    <style:style style:name="P11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fo:letter-spacing="0.0008in" officeooo:paragraph-rsid="000096e7" style:font-size-asian="14pt" style:font-name-complex="Arial" style:font-size-complex="14pt"/>
    </style:style>
    <style:style style:name="P12" style:family="paragraph" style:parent-style-name="Standard">
      <style:paragraph-properties fo:text-align="end" style:justify-single-word="false" style:writing-mode="lr-tb"/>
      <style:text-properties style:font-name="times new roman" fo:font-size="14pt" fo:language="ru" fo:country="RU" officeooo:paragraph-rsid="000096e7" fo:background-color="#ffffff" style:font-size-asian="14pt" style:font-name-complex="Arial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5d47b" officeooo:paragraph-rsid="0005d47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end" style:justify-single-word="false" style:writing-mode="lr-tb"/>
      <style:text-properties style:font-name="times new roman" officeooo:paragraph-rsid="000096e7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font-weight="bold" officeooo:rsid="000096e7" officeooo:paragraph-rsid="000096e7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0000" loext:opacity="100%" style:font-name="times new roman" fo:font-size="14pt" officeooo:rsid="00075201" officeooo:paragraph-rsid="00075201" style:font-size-asian="14pt" style:font-size-complex="14pt"/>
    </style:style>
    <style:style style:name="P17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096e7" officeooo:paragraph-rsid="000096e7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line-height="100%" fo:text-align="center" style:justify-single-word="false" fo:break-before="pag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8be66" officeooo:paragraph-rsid="0008be66" style:font-size-asian="16pt" style:font-weight-asian="bold" style:font-size-complex="16pt" style:font-weight-complex="bold"/>
    </style:style>
    <style:style style:name="P19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officeooo:paragraph-rsid="000096e7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09d2d2" officeooo:paragraph-rsid="0009d2d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005d47b" officeooo:paragraph-rsid="0009d2d2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0075201" officeooo:paragraph-rsid="0009d2d2" style:font-size-asian="12pt" style:font-size-complex="12pt"/>
    </style:style>
    <style:style style:name="P24" style:family="paragraph" style:parent-style-name="Text_20_body">
      <style:paragraph-properties fo:line-height="100%" fo:text-align="center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3aa35" officeooo:paragraph-rsid="000096e7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9d2d2" officeooo:paragraph-rsid="0009d2d2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line-height="100%" fo:text-align="center" style:justify-single-word="false" fo:break-before="pag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8be66" officeooo:paragraph-rsid="0009d2d2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line-height="100%" fo:text-align="center" style:justify-single-word="false" fo:break-before="pag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9d2d2" officeooo:paragraph-rsid="0009d2d2" style:font-size-asian="14pt" style:font-weight-asian="bold" style:font-size-complex="16pt" style:font-weight-complex="bold"/>
    </style:style>
    <style:style style:name="P28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normal" officeooo:rsid="0008be66" officeooo:paragraph-rsid="0009d2d2" style:font-size-asian="16pt" style:font-weight-asian="normal" style:font-size-complex="16pt" style:font-weight-complex="normal"/>
    </style:style>
    <style:style style:name="T1" style:family="text">
      <style:text-properties fo:font-size="14pt" style:font-size-asian="14pt" style:font-name-complex="Arial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name-complex="Arial" style:font-size-complex="14pt"/>
    </style:style>
    <style:style style:name="T4" style:family="text">
      <style:text-properties fo:font-size="14pt" fo:letter-spacing="0.0008in" style:font-size-asian="14pt" style:font-name-complex="Arial" style:font-size-complex="14pt"/>
    </style:style>
    <style:style style:name="T5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6" style:family="text">
      <style:text-properties fo:font-size="16pt" fo:font-weight="bold" officeooo:rsid="0005d47b" style:font-size-asian="16pt" style:font-weight-asian="bold" style:font-name-complex="Arial" style:font-size-complex="16pt" style:font-weight-complex="bold"/>
    </style:style>
    <style:style style:name="T7" style:family="text">
      <style:text-properties fo:font-size="16pt" fo:language="en" fo:country="US" fo:font-weight="bold" style:font-size-asian="16pt" style:font-weight-asian="bold" style:font-name-complex="Arial" style:font-size-complex="16pt" style:font-weight-complex="bold"/>
    </style:style>
    <style:style style:name="T8" style:family="text">
      <style:text-properties fo:font-size="16pt" fo:language="en" fo:country="US" fo:font-weight="bold" officeooo:rsid="0005d47b" style:font-size-asian="16pt" style:font-weight-asian="bold" style:font-name-complex="Arial" style:font-size-complex="16pt" style:font-weight-complex="bold"/>
    </style:style>
    <style:style style:name="T9" style:family="text">
      <style:text-properties fo:font-size="16pt" fo:language="ru" fo:country="RU" fo:font-weight="bold" style:font-size-asian="16pt" style:font-weight-asian="bold" style:font-name-complex="Arial" style:font-size-complex="16pt" style:font-weight-complex="bold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color="#ff0000" loext:opacity="100%"/>
    </style:style>
    <style:style style:name="T12" style:family="text">
      <style:text-properties fo:color="#000000" loext:opacity="100%"/>
    </style:style>
    <style:style style:name="T13" style:family="text">
      <style:text-properties officeooo:rsid="0007520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158466" loext:opacity="100%"/>
    </style:style>
    <style:style style:name="T16" style:family="text">
      <style:text-properties fo:color="#158466" loext:opacity="100%" style:text-underline-style="solid" style:text-underline-width="auto" style:text-underline-color="font-color"/>
    </style:style>
    <style:style style:name="T17" style:family="text">
      <style:text-properties fo:color="#ff8000" loext:opacity="100%"/>
    </style:style>
    <style:style style:name="T18" style:family="text">
      <style:text-properties officeooo:rsid="0009d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Федеральное государственное автономное</text:p>
      <text:p text:style-name="P11">образовательное учреждение высшего образования </text:p>
      <text:p text:style-name="P2"><text:span text:style-name="T4">«</text:span><text:span text:style-name="T1">Санкт-Петербургский национальный исследовательский университет</text:span></text:p>
      <text:p text:style-name="P5"><text:s/>ИТМО»</text:p>
      <text:p text:style-name="P1"/>
      <text:p text:style-name="P1"><text:span text:style-name="T2">Факультет программной инженерии и компьютерной техники</text:span><text:span text:style-name="T2"/></text:p>
      <text:p text:style-name="P1"><text:span text:style-name="T2">Направление подготовки: Информатика и вычислительная техника</text:span><text:span text:style-name="T2"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5">Лабораторная работа №</text:span><text:span text:style-name="T8">7</text:span><text:span text:style-name="T5"> по дисциплине</text:span></text:p>
      <text:p text:style-name="P3"><text:span text:style-name="T5">“</text:span><text:span text:style-name="T9">Основы профессиональной деятельности</text:span><text:span text:style-name="T5">”</text:span></text:p>
      <text:p text:style-name="P3"><text:span text:style-name="T5">Вариант №</text:span><text:span text:style-name="T6">7</text:span><text:span text:style-name="T7">221</text:span></text:p>
      <text:p text:style-name="P4"/>
      <text:p text:style-name="P4"/>
      <text:p text:style-name="P4"/>
      <text:p text:style-name="P6"/>
      <text:p text:style-name="P6"/>
      <text:p text:style-name="P4"/>
      <text:p text:style-name="P4"/>
      <text:p text:style-name="P6"/>
      <text:p text:style-name="P7">Студент: </text:p>
      <text:p text:style-name="P7">Корхонен Артём Андреевич</text:p>
      <text:p text:style-name="P14"><text:span text:style-name="T1">Группа </text:span><text:span text:style-name="T3">P3132</text:span></text:p>
      <text:p text:style-name="P7">Преподаватель: </text:p>
      <text:p text:style-name="P12">Деменев Тимур Гурбанович</text:p>
      <text:p text:style-name="P10"/>
      <text:p text:style-name="P10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4">Санкт-Петербург</text:p>
      <text:p text:style-name="P3"><text:span text:style-name="T1">202</text:span><text:span text:style-name="T3">5</text:span></text:p>
      <text:p text:style-name="P15"><text:soft-page-break/><text:span text:style-name="T10">Текст задания</text:span></text:p>
      <text:p text:style-name="P17">Синтезировать цикл исполнения для выданных преподавателем команд. Разработать тестовые программы, которые проверяют каждую из синтезированных команд. Загрузить в микропрограммную память БЭВМ циклы исполнения синтезированных команд, загрузить в основную память БЭВМ тестовые программы. Проверить и отладить разработанные тестовые программы и микропрограммы.</text:p>
      <text:p text:style-name="P17">NOTSP - Операция НЕ верхнего числа на вершине стека, результат заменяет старое значение на стеке, установить признаки N/Z</text:p>
      <text:p text:style-name="P17">Код операции - 0F03</text:p>
      <text:p text:style-name="P17">Тестовая программа должна начинаться с адреса 03BB</text:p>
      <text:p text:style-name="P18">Микропрограмма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Адрес</text:p>
          </table:table-cell>
          <table:table-cell table:style-name="Table1.A1" office:value-type="string">
            <text:p text:style-name="P13">Микрокоманда</text:p>
          </table:table-cell>
          <table:table-cell table:style-name="Table1.A1" office:value-type="string">
            <text:p text:style-name="P13">Описание</text:p>
          </table:table-cell>
          <table:table-cell table:style-name="Table1.D1" office:value-type="string">
            <text:p text:style-name="P13">Комментарий</text:p>
          </table:table-cell>
        </table:table-row>
        <table:table-row>
          <table:table-cell table:style-name="Table1.A2" office:value-type="string">
            <text:p text:style-name="P8"><text:span text:style-name="T13">E</text:span>0</text:p>
          </table:table-cell>
          <table:table-cell table:style-name="Table1.A2" office:value-type="string">
            <text:p text:style-name="P8">0<text:span text:style-name="T11">1</text:span><text:span text:style-name="T15">80</text:span>00<text:span text:style-name="T12">9</text:span>0<text:span text:style-name="T15">08</text:span></text:p>
          </table:table-cell>
          <table:table-cell table:style-name="Table1.A2" office:value-type="string">
            <text:p text:style-name="P8"><text:span text:style-name="T11">SP → AR</text:span>; <text:span text:style-name="T15">MEM(AR) → DR</text:span></text:p>
          </table:table-cell>
          <table:table-cell table:style-name="Table1.D2" office:value-type="string">
            <text:p text:style-name="P8">Верхнее число из стека → DR</text:p>
          </table:table-cell>
        </table:table-row>
        <table:table-row>
          <table:table-cell table:style-name="Table1.A2" office:value-type="string">
            <text:p text:style-name="P8"><text:span text:style-name="T13">E</text:span>1</text:p>
          </table:table-cell>
          <table:table-cell table:style-name="Table1.A2" office:value-type="string">
            <text:p text:style-name="P9">0<text:span text:style-name="T11">2</text:span><text:span text:style-name="T15">01</text:span><text:span text:style-name="T17">8</text:span>09<text:span text:style-name="T14">1</text:span><text:span text:style-name="T15">01</text:span></text:p>
          </table:table-cell>
          <table:table-cell table:style-name="Table1.A2" office:value-type="string">
            <text:p text:style-name="P8"><text:span text:style-name="T16">~DR</text:span><text:span text:style-name="T15">→ DR</text:span>, <text:span text:style-name="T17">N</text:span>, <text:span text:style-name="T17">Z</text:span>,</text:p>
            <text:p text:style-name="P16">DR → MEM(AR)</text:p>
          </table:table-cell>
          <table:table-cell table:style-name="Table1.D2" office:value-type="string">
            <text:p text:style-name="P9">НЕ DR → DR,</text:p>
            <text:p text:style-name="P9">запись результата в стек</text:p>
          </table:table-cell>
        </table:table-row>
        <table:table-row>
          <table:table-cell table:style-name="Table1.A2" office:value-type="string">
            <text:p text:style-name="P9">E2</text:p>
          </table:table-cell>
          <table:table-cell table:style-name="Table1.A2" office:value-type="string">
            <text:p text:style-name="P9">80<text:span text:style-name="T11">C4</text:span>101040</text:p>
          </table:table-cell>
          <table:table-cell table:style-name="Table1.A2" office:value-type="string">
            <text:p text:style-name="P9">GOTO INT @<text:span text:style-name="T11">C4</text:span></text:p>
          </table:table-cell>
          <table:table-cell table:style-name="Table1.D2" office:value-type="string">
            <text:p text:style-name="P9">Переход на цикл прерывания</text:p>
          </table:table-cell>
        </table:table-row>
      </table:table>
      <text:p text:style-name="P24"/>
      <text:p text:style-name="P27">Тестовая программа</text:p>
      <text:p text:style-name="P25">ORG 0x03BB</text:p>
      <text:p text:style-name="P25"/>
      <text:p text:style-name="P25">NUM1: <text:s text:c="2"/>WORD <text:s text:c="3"/>0x0000</text:p>
      <text:p text:style-name="P25">NUM2: <text:s text:c="2"/>WORD <text:s text:c="3"/>0xFFFF</text:p>
      <text:p text:style-name="P25">NUM3: <text:s text:c="2"/>WORD <text:s text:c="3"/>0xABCD</text:p>
      <text:p text:style-name="P25"/>
      <text:p text:style-name="P25">RES1: <text:s text:c="2"/>WORD <text:s text:c="3"/>0x0</text:p>
      <text:p text:style-name="P25">RES2: <text:s text:c="2"/>WORD <text:s text:c="3"/>0x0</text:p>
      <text:p text:style-name="P25">RES3: <text:s text:c="2"/>WORD <text:s text:c="3"/>0x0</text:p>
      <text:p text:style-name="P25"/>
      <text:p text:style-name="P25">CHECK1: WORD <text:s text:c="3"/>0xFFFF</text:p>
      <text:p text:style-name="P25">CHECK2: WORD <text:s text:c="3"/>0x0000</text:p>
      <text:p text:style-name="P25">CHECK3: WORD <text:s text:c="3"/>0x5432</text:p>
      <text:p text:style-name="P25"/>
      <text:p text:style-name="P25">FINAL1: WORD <text:s text:c="3"/>0x0</text:p>
      <text:p text:style-name="P25">FINAL2: WORD <text:s text:c="3"/>0x0</text:p>
      <text:p text:style-name="P25">FINAL3: WORD <text:s text:c="3"/>0x0</text:p>
      <text:p text:style-name="P25"/>
      <text:p text:style-name="P25">FINAL: <text:s/>WORD <text:s text:c="3"/>0x1</text:p>
      <text:p text:style-name="P25"/>
      <text:p text:style-name="P25">START: <text:s/>CLA</text:p>
      <text:p text:style-name="P25"><text:s text:c="4"/>CALL <text:s text:c="3"/>TEST1</text:p>
      <text:p text:style-name="P25"><text:s text:c="4"/>CALL <text:s text:c="3"/>TEST2</text:p>
      <text:p text:style-name="P25"><text:s text:c="4"/>CALL <text:s text:c="3"/>TEST3</text:p>
      <text:p text:style-name="P25"><text:s text:c="4"/>LD <text:s text:c="5"/>FINAL1</text:p>
      <text:p text:style-name="P25"><text:s text:c="4"/>BEQ <text:s text:c="4"/>ERROR</text:p>
      <text:p text:style-name="P25"><text:s text:c="4"/>LD <text:s text:c="5"/>FINAL2</text:p>
      <text:p text:style-name="P25"><text:s text:c="4"/>BEQ <text:s text:c="4"/>ERROR</text:p>
      <text:p text:style-name="P25"><text:soft-page-break/><text:s text:c="4"/>LD <text:s text:c="5"/>FINAL3</text:p>
      <text:p text:style-name="P25"><text:s text:c="4"/>BEQ <text:s text:c="4"/>ERROR</text:p>
      <text:p text:style-name="P25"><text:s text:c="4"/>HLT</text:p>
      <text:p text:style-name="P25">ERROR: <text:s/>LD <text:s/>0x0</text:p>
      <text:p text:style-name="P25"><text:s text:c="4"/>ST <text:s text:c="5"/>FINAL</text:p>
      <text:p text:style-name="P25"><text:s text:c="4"/>HLT</text:p>
      <text:p text:style-name="P25"/>
      <text:p text:style-name="P25">TEST1: <text:s/>LD <text:s/>NUM1</text:p>
      <text:p text:style-name="P25"><text:s text:c="4"/>PUSH</text:p>
      <text:p text:style-name="P25"><text:s text:c="4"/>WORD <text:s text:c="3"/>0x0F03</text:p>
      <text:p text:style-name="P25"><text:s text:c="4"/>POP</text:p>
      <text:p text:style-name="P25"><text:s text:c="4"/>ST <text:s text:c="5"/>RES1</text:p>
      <text:p text:style-name="P25"><text:s text:c="4"/>CMP <text:s text:c="4"/>CHECK1</text:p>
      <text:p text:style-name="P25"><text:s text:c="4"/>BEQ <text:s text:c="4"/>DONE1</text:p>
      <text:p text:style-name="P25">ERROR1: LD <text:s/>0x0</text:p>
      <text:p text:style-name="P25"><text:s text:c="4"/>ST <text:s text:c="5"/>FINAL1</text:p>
      <text:p text:style-name="P25"><text:s text:c="4"/>RET</text:p>
      <text:p text:style-name="P25">DONE1: <text:s/>LD <text:s/>0x1</text:p>
      <text:p text:style-name="P25"><text:s text:c="4"/>ST <text:s text:c="5"/>FINAL1</text:p>
      <text:p text:style-name="P25"><text:s text:c="4"/>RET</text:p>
      <text:p text:style-name="P25"/>
      <text:p text:style-name="P25">TEST2: <text:s/>LD <text:s/>NUM2</text:p>
      <text:p text:style-name="P25"><text:s text:c="4"/>PUSH</text:p>
      <text:p text:style-name="P25"><text:s text:c="4"/>WORD <text:s text:c="3"/>0x0F03</text:p>
      <text:p text:style-name="P25"><text:s text:c="4"/>POP</text:p>
      <text:p text:style-name="P25"><text:s text:c="4"/>ST <text:s text:c="5"/>RES2</text:p>
      <text:p text:style-name="P25"><text:s text:c="4"/>CMP <text:s text:c="4"/>CHECK2</text:p>
      <text:p text:style-name="P25"><text:s text:c="4"/>BEQ <text:s text:c="4"/>DONE2</text:p>
      <text:p text:style-name="P25">ERROR2: LD <text:s/>0x0</text:p>
      <text:p text:style-name="P25"><text:soft-page-break/><text:s text:c="4"/>ST <text:s text:c="5"/>FINAL2</text:p>
      <text:p text:style-name="P25"><text:s text:c="4"/>RET</text:p>
      <text:p text:style-name="P25">DONE2: <text:s/>LD <text:s/>0x1</text:p>
      <text:p text:style-name="P25"><text:s text:c="4"/>ST <text:s text:c="5"/>FINAL2</text:p>
      <text:p text:style-name="P25"><text:s text:c="4"/>RET</text:p>
      <text:p text:style-name="P25"/>
      <text:p text:style-name="P25">TEST3: <text:s/>LD <text:s/>NUM3</text:p>
      <text:p text:style-name="P25"><text:s text:c="4"/>PUSH</text:p>
      <text:p text:style-name="P25"><text:s text:c="4"/>WORD <text:s text:c="3"/>0x0F03</text:p>
      <text:p text:style-name="P25"><text:s text:c="4"/>POP</text:p>
      <text:p text:style-name="P25"><text:s text:c="4"/>ST <text:s text:c="5"/>RES3</text:p>
      <text:p text:style-name="P25"><text:s text:c="4"/>CMP <text:s text:c="4"/>CHECK3</text:p>
      <text:p text:style-name="P25"><text:s text:c="4"/>BEQ <text:s text:c="4"/>DONE3</text:p>
      <text:p text:style-name="P25">ERROR3: LD <text:s/>0x0 </text:p>
      <text:p text:style-name="P25"><text:s text:c="4"/>ST <text:s text:c="5"/>FINAL3</text:p>
      <text:p text:style-name="P25"><text:s text:c="4"/>RET</text:p>
      <text:p text:style-name="P25">DONE3: <text:s/>LD <text:s/>0x1</text:p>
      <text:p text:style-name="P25"><text:s text:c="4"/>ST <text:s text:c="5"/>FINAL3</text:p>
      <text:p text:style-name="P25"><text:s text:c="4"/>RET</text:p>
      <text:p text:style-name="P26"><text:span text:style-name="T18">Трассировка м</text:span>икропрограмм<text:span text:style-name="T18">ы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20">Адрес</text:p>
          </table:table-cell>
          <table:table-cell table:style-name="Table2.A1" office:value-type="string">
            <text:p text:style-name="P20">МК</text:p>
          </table:table-cell>
          <table:table-cell table:style-name="Table2.A1" office:value-type="string">
            <text:p text:style-name="P20">IP</text:p>
          </table:table-cell>
          <table:table-cell table:style-name="Table2.A1" office:value-type="string">
            <text:p text:style-name="P20">CR</text:p>
          </table:table-cell>
          <table:table-cell table:style-name="Table2.A1" office:value-type="string">
            <text:p text:style-name="P20">AR</text:p>
          </table:table-cell>
          <table:table-cell table:style-name="Table2.A1" office:value-type="string">
            <text:p text:style-name="P20">DR</text:p>
          </table:table-cell>
          <table:table-cell table:style-name="Table2.A1" office:value-type="string">
            <text:p text:style-name="P20">SP</text:p>
          </table:table-cell>
          <table:table-cell table:style-name="Table2.A1" office:value-type="string">
            <text:p text:style-name="P20">BR</text:p>
          </table:table-cell>
          <table:table-cell table:style-name="Table2.A1" office:value-type="string">
            <text:p text:style-name="P20">AC</text:p>
          </table:table-cell>
          <table:table-cell table:style-name="Table2.A1" office:value-type="string">
            <text:p text:style-name="P20">NZVC</text:p>
          </table:table-cell>
          <table:table-cell table:style-name="Table2.K1" office:value-type="string">
            <text:p text:style-name="P20">СчМК</text:p>
          </table:table-cell>
        </table:table-row>
        <table:table-row>
          <table:table-cell table:style-name="Table2.A2" office:value-type="string">
            <text:p text:style-name="P20">E0</text:p>
          </table:table-cell>
          <table:table-cell table:style-name="Table2.A2" office:value-type="string">
            <text:p text:style-name="P22">0180009008</text:p>
          </table:table-cell>
          <table:table-cell table:style-name="Table2.A2" office:value-type="string">
            <text:p text:style-name="P20">3D8</text:p>
          </table:table-cell>
          <table:table-cell table:style-name="Table2.A2" office:value-type="string">
            <text:p text:style-name="P20">0F03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0000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03D7</text:p>
          </table:table-cell>
          <table:table-cell table:style-name="Table2.A2" office:value-type="string">
            <text:p text:style-name="P20">0000</text:p>
          </table:table-cell>
          <table:table-cell table:style-name="Table2.A2" office:value-type="string">
            <text:p text:style-name="P20">0100</text:p>
          </table:table-cell>
          <table:table-cell table:style-name="Table2.K2" office:value-type="string">
            <text:p text:style-name="P20">E1</text:p>
          </table:table-cell>
        </table:table-row>
        <table:table-row>
          <table:table-cell table:style-name="Table2.A2" office:value-type="string">
            <text:p text:style-name="P20">E1</text:p>
          </table:table-cell>
          <table:table-cell table:style-name="Table2.A2" office:value-type="string">
            <text:p text:style-name="P23">0201809101</text:p>
          </table:table-cell>
          <table:table-cell table:style-name="Table2.A2" office:value-type="string">
            <text:p text:style-name="P20">3D8</text:p>
          </table:table-cell>
          <table:table-cell table:style-name="Table2.A2" office:value-type="string">
            <text:p text:style-name="P20">0F03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FFFF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03D7</text:p>
          </table:table-cell>
          <table:table-cell table:style-name="Table2.A2" office:value-type="string">
            <text:p text:style-name="P20">0000</text:p>
          </table:table-cell>
          <table:table-cell table:style-name="Table2.A2" office:value-type="string">
            <text:p text:style-name="P20">1000</text:p>
          </table:table-cell>
          <table:table-cell table:style-name="Table2.K2" office:value-type="string">
            <text:p text:style-name="P20">E2</text:p>
          </table:table-cell>
        </table:table-row>
        <table:table-row>
          <table:table-cell table:style-name="Table2.A2" office:value-type="string">
            <text:p text:style-name="P20">E2</text:p>
          </table:table-cell>
          <table:table-cell table:style-name="Table2.A2" office:value-type="string">
            <text:p text:style-name="P21">80C4101040</text:p>
          </table:table-cell>
          <table:table-cell table:style-name="Table2.A2" office:value-type="string">
            <text:p text:style-name="P20">3D8</text:p>
          </table:table-cell>
          <table:table-cell table:style-name="Table2.A2" office:value-type="string">
            <text:p text:style-name="P20">0F03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FFFF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03D7</text:p>
          </table:table-cell>
          <table:table-cell table:style-name="Table2.A2" office:value-type="string">
            <text:p text:style-name="P20">0000</text:p>
          </table:table-cell>
          <table:table-cell table:style-name="Table2.A2" office:value-type="string">
            <text:p text:style-name="P20">1000</text:p>
          </table:table-cell>
          <table:table-cell table:style-name="Table2.K2" office:value-type="string">
            <text:p text:style-name="P20">C4</text:p>
          </table:table-cell>
        </table:table-row>
        <table:table-row>
          <table:table-cell table:style-name="Table2.A2" office:value-type="string">
            <text:p text:style-name="P20">C4</text:p>
          </table:table-cell>
          <table:table-cell table:style-name="Table2.A2" office:value-type="string">
            <text:p text:style-name="P20">80DE801040</text:p>
          </table:table-cell>
          <table:table-cell table:style-name="Table2.A2" office:value-type="string">
            <text:p text:style-name="P20">3D8</text:p>
          </table:table-cell>
          <table:table-cell table:style-name="Table2.A2" office:value-type="string">
            <text:p text:style-name="P20">0F03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FFFF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03D7</text:p>
          </table:table-cell>
          <table:table-cell table:style-name="Table2.A2" office:value-type="string">
            <text:p text:style-name="P20">0000</text:p>
          </table:table-cell>
          <table:table-cell table:style-name="Table2.A2" office:value-type="string">
            <text:p text:style-name="P20">1000</text:p>
          </table:table-cell>
          <table:table-cell table:style-name="Table2.K2" office:value-type="string">
            <text:p text:style-name="P20">C5</text:p>
          </table:table-cell>
        </table:table-row>
        <table:table-row>
          <table:table-cell table:style-name="Table2.A2" office:value-type="string">
            <text:p text:style-name="P20">C5</text:p>
          </table:table-cell>
          <table:table-cell table:style-name="Table2.A2" office:value-type="string">
            <text:p text:style-name="P20">8001401040</text:p>
          </table:table-cell>
          <table:table-cell table:style-name="Table2.A2" office:value-type="string">
            <text:p text:style-name="P20">3D8</text:p>
          </table:table-cell>
          <table:table-cell table:style-name="Table2.A2" office:value-type="string">
            <text:p text:style-name="P20">0F03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FFFF</text:p>
          </table:table-cell>
          <table:table-cell table:style-name="Table2.A2" office:value-type="string">
            <text:p text:style-name="P20">7FF</text:p>
          </table:table-cell>
          <table:table-cell table:style-name="Table2.A2" office:value-type="string">
            <text:p text:style-name="P20">03D7</text:p>
          </table:table-cell>
          <table:table-cell table:style-name="Table2.A2" office:value-type="string">
            <text:p text:style-name="P20">0000</text:p>
          </table:table-cell>
          <table:table-cell table:style-name="Table2.A2" office:value-type="string">
            <text:p text:style-name="P20">1000</text:p>
          </table:table-cell>
          <table:table-cell table:style-name="Table2.K2" office:value-type="string">
            <text:p text:style-name="P20">01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По_20_умолчанию" style:display-name="По умолчанию" style:family="paragraph" style:next-style-name="Standard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2:58:26.375300369</meta:creation-date>
    <dc:date>2025-06-27T15:20:55.724094480</dc:date>
    <meta:editing-duration>PT19H8M12S</meta:editing-duration>
    <meta:editing-cycles>9</meta:editing-cycles>
    <meta:generator>LibreOffice/7.4.7.2$Linux_X86_64 LibreOffice_project/40$Build-2</meta:generator>
    <meta:document-statistic meta:table-count="2" meta:image-count="0" meta:object-count="0" meta:page-count="7" meta:paragraph-count="175" meta:word-count="375" meta:character-count="2567" meta:non-whitespace-character-count="2005"/>
  </office:meta>
</office:document-meta>
</file>